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14f203" officeooo:paragraph-rsid="0014f203" style:font-size-asian="80pt" style:font-size-complex="80pt"/>
    </style:style>
    <style:style style:name="P7" style:family="paragraph"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126in" fo:min-width="4.9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BORNHACK</text:p>
      <text:p text:style-name="P6"><draw:custom-shape text:anchor-type="paragraph" draw:z-index="1" draw:style-name="gr1" draw:text-style-name="P7" svg:width="5.7043in" svg:height="2.624in" draw:transform="rotate (-1.57987203890527) translate (4.55555555555556in 2.37777777777778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MAIN ENTRANCE</text:p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21:40:43.742000000</dc:date>
    <meta:editing-duration>PT21M1S</meta:editing-duration>
    <meta:editing-cycles>9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3" meta:word-count="10" meta:character-count="84" meta:non-whitespace-character-count="75"/>
  </office:meta>
</office:document-meta>
</file>